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74" calcext:value-type="float">
            <text:p>-1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2" calcext:value-type="float">
            <text:p>1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14:44.801044554</meta:creation-date>
    <dc:date>2018-11-06T17:17:07.141056234</dc:date>
    <meta:editing-duration>PT2M22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